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0eaf1" officeooo:paragraph-rsid="0010eaf1"/>
    </style:style>
    <style:style style:name="P2" style:family="paragraph" style:parent-style-name="Standard">
      <style:text-properties officeooo:rsid="0010eaf1" officeooo:paragraph-rsid="0011773a"/>
    </style:style>
    <style:style style:name="P3" style:family="paragraph" style:parent-style-name="Standard">
      <style:text-properties officeooo:rsid="0010eaf1" officeooo:paragraph-rsid="00137686"/>
    </style:style>
    <style:style style:name="P4" style:family="paragraph" style:parent-style-name="Standard">
      <style:paragraph-properties fo:text-align="center" style:justify-single-word="false"/>
      <style:text-properties officeooo:rsid="0010eaf1" officeooo:paragraph-rsid="00137686"/>
    </style:style>
    <style:style style:name="P5" style:family="paragraph" style:parent-style-name="Standard">
      <style:paragraph-properties fo:text-align="center" style:justify-single-word="false"/>
      <style:text-properties officeooo:rsid="0010eaf1" officeooo:paragraph-rsid="0010eaf1"/>
    </style:style>
    <style:style style:name="P6" style:family="paragraph" style:parent-style-name="Standard">
      <style:paragraph-properties fo:text-align="start" style:justify-single-word="false"/>
      <style:text-properties officeooo:rsid="0010eaf1" officeooo:paragraph-rsid="0010eaf1"/>
    </style:style>
    <style:style style:name="P7" style:family="paragraph" style:parent-style-name="Standard">
      <style:paragraph-properties fo:text-align="start" style:justify-single-word="false"/>
      <style:text-properties officeooo:rsid="0010eaf1" officeooo:paragraph-rsid="00137686"/>
    </style:style>
    <style:style style:name="P8" style:family="paragraph" style:parent-style-name="Standard">
      <style:text-properties officeooo:rsid="0010eaf1" officeooo:paragraph-rsid="00145ca7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0eaf1" officeooo:paragraph-rsid="0010eaf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0eaf1" officeooo:paragraph-rsid="0013768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0eaf1" officeooo:paragraph-rsid="0013768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0eaf1" officeooo:paragraph-rsid="00137686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0eaf1" officeooo:paragraph-rsid="00145ca7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eaf1" officeooo:paragraph-rsid="0013768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eaf1" officeooo:paragraph-rsid="00145ca7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37686"/>
    </style:style>
    <style:style style:name="T4" style:family="text">
      <style:text-properties style:text-underline-style="solid" style:text-underline-width="auto" style:text-underline-color="font-color" officeooo:rsid="00145ca7"/>
    </style:style>
    <style:style style:name="T5" style:family="text">
      <style:text-properties style:text-underline-style="solid" style:text-underline-width="auto" style:text-underline-color="font-color" fo:font-weight="normal" officeooo:rsid="00145ca7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1773a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37686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7686" style:font-weight-asian="bold" style:font-weight-complex="bold"/>
    </style:style>
    <style:style style:name="T15" style:family="text">
      <style:text-properties fo:font-weight="bold" officeooo:rsid="00145ca7" style:font-weight-asian="bold" style:font-weight-complex="bold"/>
    </style:style>
    <style:style style:name="T16" style:family="text">
      <style:text-properties fo:color="#00cc00" fo:font-weight="bold" style:font-weight-asian="bold" style:font-weight-complex="bold"/>
    </style:style>
    <style:style style:name="T17" style:family="text">
      <style:text-properties fo:color="#00cc00" fo:font-weight="bold" officeooo:rsid="0011773a" style:font-weight-asian="bold" style:font-weight-complex="bold"/>
    </style:style>
    <style:style style:name="T18" style:family="text">
      <style:text-properties fo:color="#00cc00" style:text-underline-style="none" fo:font-weight="bold" officeooo:rsid="0011773a" style:font-weight-asian="bold" style:font-weight-complex="bold"/>
    </style:style>
    <style:style style:name="T19" style:family="text">
      <style:text-properties fo:color="#00cc00" officeooo:rsid="00145ca7"/>
    </style:style>
    <style:style style:name="T20" style:family="text">
      <style:text-properties fo:color="#00cc00" fo:font-weight="normal" officeooo:rsid="00145ca7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45ca7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37686"/>
    </style:style>
    <style:style style:name="T25" style:family="text">
      <style:text-properties style:text-underline-style="none" fo:font-weight="normal" officeooo:rsid="00137686" style:font-weight-asian="normal" style:font-weight-complex="normal"/>
    </style:style>
    <style:style style:name="T26" style:family="text">
      <style:text-properties fo:color="#ff3333" style:text-underline-style="none" fo:font-weight="bold" style:font-weight-asian="bold" style:font-weight-complex="bold"/>
    </style:style>
    <style:style style:name="T27" style:family="text">
      <style:text-properties fo:color="#ff3333" style:text-underline-style="none" fo:font-weight="bold" officeooo:rsid="0011773a" style:font-weight-asian="bold" style:font-weight-complex="bold"/>
    </style:style>
    <style:style style:name="T28" style:family="text">
      <style:text-properties fo:color="#ff3333" fo:font-weight="bold" officeooo:rsid="00137686" style:font-weight-asian="bold" style:font-weight-complex="bold"/>
    </style:style>
    <style:style style:name="T29" style:family="text">
      <style:text-properties officeooo:rsid="0011773a"/>
    </style:style>
    <style:style style:name="T30" style:family="text">
      <style:text-properties officeooo:rsid="00137686"/>
    </style:style>
    <style:style style:name="T31" style:family="text">
      <style:text-properties fo:font-style="normal" fo:font-weight="bold" officeooo:rsid="00137686" style:font-style-asian="normal" style:font-weight-asian="bold" style:font-style-complex="normal" style:font-weight-complex="bold"/>
    </style:style>
    <style:style style:name="T32" style:family="text">
      <style:text-properties officeooo:rsid="00145c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ALLATION README : </text:p>
      <text:p text:style-name="P4"/>
      <text:p text:style-name="P4">Read this document to learn how to install the FAµST toolbox</text:p>
      <text:p text:style-name="P5">on Linux Machine and MAC OS X using CMake.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3">tested Operating System : </text:span>Fedora 23</text:p>
      <text:p text:style-name="P6"><text:tab/><text:tab/><text:tab/> <text:s text:c="9"/>Ubuntu 14-04-1-amd64</text:p>
      <text:p text:style-name="P6"><text:tab/><text:tab/><text:tab/> <text:s text:c="9"/>OS X 10.9-Mavericks</text:p>
      <text:p text:style-name="P6"/>
      <text:p text:style-name="P6"/>
      <text:p text:style-name="P6"/>
      <text:p text:style-name="P10">I-Required Tools :</text:p>
      <text:p text:style-name="P7"><text:span text:style-name="T13"><text:tab/>1) Matlab : </text:span><text:span text:style-name="T8">optional</text:span></text:p>
      <text:p text:style-name="P3"><text:span text:style-name="T2"/></text:p>
      <text:p text:style-name="P3"><text:span text:style-name="T2">II-Required Library :</text:span></text:p>
      <text:p text:style-name="P3"><text:tab/><text:span text:style-name="T9">II-1) core library</text:span><text:span text:style-name="T6"> </text:span><text:tab/></text:p>
      <text:p text:style-name="P7"><text:span text:style-name="T13"><text:tab/><text:tab/></text:span><text:span text:style-name="T14">i</text:span><text:span text:style-name="T13">) Eigen (CPU)</text:span> <text:s/></text:p>
      <text:p text:style-name="P7"><text:span text:style-name="T13"><text:tab/><text:tab/></text:span><text:span text:style-name="T14">ii</text:span><text:span text:style-name="T13">) OPENBLAS (CPU) : </text:span><text:span text:style-name="T8">optional</text:span></text:p>
      <text:p text:style-name="P7"><text:span text:style-name="T13"><text:tab/><text:tab/></text:span><text:span text:style-name="T14">iii</text:span><text:span text:style-name="T13">) CUDA (GPU) : </text:span><text:span text:style-name="T8">optional</text:span></text:p>
      <text:p text:style-name="P3"><text:span text:style-name="T23"><text:tab/></text:span><text:span text:style-name="T9">II-2) input/output library</text:span><text:span text:style-name="T6"> </text:span></text:p>
      <text:p text:style-name="P7"><text:span text:style-name="T8"><text:tab/><text:tab/></text:span><text:span text:style-name="T31">i) LIBXML : </text:span><text:span text:style-name="T8">optional</text:span></text:p>
      <text:p text:style-name="P7"><text:span text:style-name="T8"><text:tab/><text:tab/>ii</text:span><text:span text:style-name="T31">) MATIO :</text:span><text:span text:style-name="T8"> optionnal</text:span></text:p>
      <text:p text:style-name="P7"><text:span text:style-name="T8"/></text:p>
      <text:p text:style-name="P14"><text:span text:style-name="T30">III-Downloading FaµST and Installation with CMake :</text:span></text:p>
      <text:p text:style-name="P14"><text:span text:style-name="T25"><text:tab/></text:span><text:span text:style-name="T30">III-1) Downloading <text:s/>FaµST using Subversion</text:span></text:p>
      <text:p text:style-name="P12"><text:tab/><text:span text:style-name="T3">III-2) Installation with CMake</text:span></text:p>
      <text:p text:style-name="P7"><text:span text:style-name="T8"/></text:p>
      <text:p text:style-name="P7"><text:span text:style-name="T8"/></text:p>
      <text:p text:style-name="P7"><text:span text:style-name="T6"><text:tab/></text:span><text:tab/> <text:s text:c="2"/>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I-Required Tools :</text:p>
      <text:p text:style-name="P1"><text:tab/>1) <text:span text:style-name="T13">Matlab</text:span> : (tested Version 2014b) optional if Matlab interface is needed </text:p>
      <text:p text:style-name="P1"><text:tab/>(CMAKE configuration variable <text:tab/>"FAUST_USE_MATLAB" must be set to ON)</text:p>
      <text:p text:style-name="P1"><text:s text:c="8"/>Caution : matlab executable must be found by the SHELL command "matlab"</text:p>
      <text:p text:style-name="P1"><text:tab/><text:tab/> <text:s/>so if matlab is installed in the default directory, it's ok</text:p>
      <text:p text:style-name="P1"><text:tab/><text:tab/> <text:s/>else, configure your .bashrc in order to find matlab</text:p>
      <text:p text:style-name="P1"><text:tab/></text:p>
      <text:p text:style-name="P1"><text:tab/><text:tab/></text:p>
      <text:p text:style-name="P1"><text:span text:style-name="T2">II-Required Library :</text:span></text:p>
      <text:p text:style-name="P1"><text:tab/><text:span text:style-name="T9">II-1) core library</text:span> <text:tab/></text:p>
      <text:p text:style-name="P1"><text:tab/><text:tab/><text:span text:style-name="T15">i</text:span><text:span text:style-name="T13">) Eigen (CPU) :</text:span></text:p>
      <text:p text:style-name="P1"><text:tab/><text:tab/><text:tab/>(tested version 3.2.8) Eigen doesn't have any dependencies other than the <text:tab/><text:tab/> <text:s text:c="2"/><text:tab/><text:tab/>C++ standard library, no configuration, no installation just download the <text:tab/><text:tab/><text:tab/><text:tab/>source on the Eigen website : </text:p>
      <text:p text:style-name="P1"><text:span text:style-name="T23"><text:tab/><text:tab/><text:tab/></text:span><text:span text:style-name="T1"> http://eigen.tuxfamily.org/index.php?title=Main_Page</text:span></text:p>
      <text:p text:style-name="P1"><text:tab/><text:tab/><text:tab/>and uncompressed it, the environment variable EIGENDIR must store the <text:tab/><text:tab/><text:tab/>path where you put Eigen in order to find Eigen,</text:p>
      <text:p text:style-name="P1"><text:tab/><text:tab/></text:p>
      <text:p text:style-name="P1"><text:tab/><text:tab/><text:span text:style-name="T15">ii</text:span><text:span text:style-name="T13">) OPENBLAS (CPU)</text:span> :</text:p>
      <text:p text:style-name="P1"><text:span text:style-name="T6"><text:tab/><text:tab/><text:tab/>optional (</text:span><text:span text:style-name="T11">CMAKE configuration variable <text:tab/>"FAUST_USE_OPENBLAS" <text:tab/><text:tab/><text:tab/><text:tab/>must be set to ON</text:span><text:span text:style-name="T12">)</text:span></text:p>
      <text:p text:style-name="P1"><text:span text:style-name="T12"><text:tab/><text:tab/><text:tab/></text:span> it's a multithreaded implementation of the low-level <text:tab/><text:tab/><text:tab/><text:tab/><text:tab/><text:tab/>algebra <text:s/><text:span text:style-name="T13">BLAS</text:span> library, <text:s/>very efficient to <text:s/>speed-up calculus</text:p>
      <text:p text:style-name="P1"><text:tab/><text:tab/><text:tab/>download the compressed archived on OPENBLAS website :</text:p>
      <text:p text:style-name="P1"><text:tab/><text:tab/><text:tab/><text:span text:style-name="T1">http://www.openblas.net/</text:span></text:p>
      <text:p text:style-name="P1"><text:tab/><text:tab/><text:tab/>uncompresse the archive,</text:p>
      <text:p text:style-name="P1"><text:tab/><text:tab/><text:tab/>and use : </text:p>
      <text:p text:style-name="P1"><text:tab/><text:tab/><text:tab/><text:span text:style-name="T16">./configure &amp;&amp; make &amp;&amp; make install</text:span></text:p>
      <text:p text:style-name="P1"><text:tab/><text:tab/><text:tab/>if OPENBLAS is not installed in a standard library directory</text:p>
      <text:p text:style-name="P1"><text:tab/><text:tab/><text:tab/>in order to find OPENBLAS, the environment variable OPENBLASDIR must <text:tab/><text:tab/><text:tab/>store the path where you installed OPENBLAS</text:p>
      <text:p text:style-name="P1"/>
      <text:p text:style-name="P1"><text:tab/><text:tab/><text:span text:style-name="T15">iii</text:span><text:span text:style-name="T13">) CUDA (GPU) :</text:span></text:p>
      <text:p text:style-name="P1"><text:span text:style-name="T13"><text:tab/><text:tab/><text:tab/></text:span><text:span text:style-name="T6">optional</text:span><text:span text:style-name="T13"> </text:span><text:span text:style-name="T6">(</text:span><text:span text:style-name="T11">CMAKE configuration variable <text:tab/>"FAUST_USE_GPU" <text:tab/><text:tab/><text:tab/><text:tab/><text:tab/>must be set to ON</text:span><text:span text:style-name="T12">)</text:span><text:span text:style-name="T21"> </text:span></text:p>
      <text:p text:style-name="P1"><text:span text:style-name="T21"><text:tab/><text:tab/><text:tab/>a GPU implementation of the code is available if you have a NVIDIA <text:tab/><text:tab/><text:tab/><text:tab/>Graphic , you can install CUDA library on your computer</text:span></text:p>
      <text:p text:style-name="P1"><text:span text:style-name="T21"><text:tab/><text:tab/><text:tab/></text:span><text:span text:style-name="T26">!!!</text:span><text:span text:style-name="T27">A REDIGER</text:span><text:span text:style-name="T26"> procedure d'installation de cuda ...!!!!</text:span></text:p>
      <text:p text:style-name="P1"><text:tab/></text:p>
      <text:p text:style-name="P2"><text:span text:style-name="T23"><text:tab/></text:span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oft-page-break/><text:span text:style-name="T10"><text:tab/></text:span><text:span text:style-name="T9">II-2) input/output library</text:span><text:span text:style-name="T6"> </text:span></text:p>
      <text:p text:style-name="P2"><text:tab/><text:tab/><text:span text:style-name="T15">i</text:span><text:span text:style-name="T13">) LIBXML</text:span> :</text:p>
      <text:p text:style-name="P2"><text:tab/><text:tab/><text:tab/><text:span text:style-name="T7">optional</text:span><text:tab/>(CMAKE configuration variable <text:tab/>"FAUST_USE_XML" <text:tab/><text:tab/><text:tab/>must be set to ON)</text:p>
      <text:p text:style-name="P1"><text:tab/><text:tab/><text:tab/> if you want to read XML configuration files) </text:p>
      <text:p text:style-name="P1"><text:tab/><text:tab/> <text:tab/>on most of UNIX system, libxml is a built-in package<text:tab/>but if it's not</text:p>
      <text:p text:style-name="P1"><text:tab/><text:tab/> <text:tab/> installed do apt-get install libxml2-dev (Ubuntu), yum install libxml2-dev ...</text:p>
      <text:p text:style-name="P1"><text:tab/></text:p>
      <text:p text:style-name="P8"><text:span text:style-name="T15"><text:tab/><text:tab/>ii</text:span><text:span text:style-name="T13">) MATIO :</text:span></text:p>
      <text:p text:style-name="P8"><text:tab/><text:tab/><text:tab/>optional if you want to read MATLAB file .mat directly from C++,</text:p>
      <text:p text:style-name="P1"><text:tab/><text:tab/> <text:s text:c="2"/><text:tab/>download from <text:span text:style-name="T1">https://sourceforge.net/projects/matio/</text:span>,</text:p>
      <text:p text:style-name="P1"><text:tab/><text:tab/> <text:s text:c="2"/><text:tab/>uncompresse the archive, <text:tab/></text:p>
      <text:p text:style-name="P1"><text:tab/><text:tab/> <text:s text:c="2"/><text:tab/><text:span text:style-name="T16">make &amp;&amp; make install</text:span></text:p>
      <text:p text:style-name="P1"><text:tab/><text:tab/> <text:s text:c="2"/><text:tab/>(if you want to install to be enable to read 7.3 matfile, you also need to have <text:tab/><text:tab/><text:tab/>hdf5 library installed on your computer)</text:p>
      <text:p text:style-name="P1"><text:tab/><text:tab/> <text:s text:c="2"/><text:tab/>in this case <text:s/>do :</text:p>
      <text:p text:style-name="P1"><text:tab/><text:tab/> <text:s/><text:tab/>.<text:span text:style-name="T16">/configure --enable-mat73=yes --with-hdf5=DIR</text:span></text:p>
      <text:p text:style-name="P1"><text:tab/><text:tab/> <text:s/><text:tab/>(if hdf5 is not installed in a standard directory you must set the environment <text:tab/><text:tab/><text:tab/><text:tab/>variable HDF5_ROOT_DIR) <text:tab/></text:p>
      <text:p text:style-name="P1"><text:tab/><text:tab/><text:tab/> </text:p>
      <text:p text:style-name="P1"><text:tab/><text:tab/></text:p>
      <text:p text:style-name="P1"><text:tab/><text:tab/> </text:p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>III-Installation with CMake :</text:p>
      <text:p text:style-name="P9"/>
      <text:p text:style-name="P15"><text:span text:style-name="T24"><text:tab/></text:span><text:span text:style-name="T30">III-1) Downloading the FaµST using Subversion</text:span></text:p>
      <text:p text:style-name="P13"><text:tab/><text:tab/><text:span text:style-name="T32">tape </text:span><text:span text:style-name="T19">svn checkout --username XXX https://scm.gforge.inria.fr/authscm/XXX/svn/faust/trunk/devcpp/misc/CTest_nightly/ ./</text:span></text:p>
      <text:p text:style-name="P13"><text:span text:style-name="T30"><text:tab/></text:span><text:span text:style-name="T3">III-2) Installation with CMake</text:span></text:p>
      <text:p text:style-name="P3"><text:s text:c="4"/><text:tab/><text:tab/><text:span text:style-name="T30">for a cleaner build, it is </text:span><text:span text:style-name="T28">strongly adviced to create your own build directory</text:span></text:p>
      <text:p text:style-name="P3"><text:span text:style-name="T28"><text:s text:c="3"/><text:tab/><text:tab/>and not make an in-source build</text:span></text:p>
      <text:p text:style-name="P3"><text:span text:style-name="T28"/></text:p>
      <text:p text:style-name="P3"><text:s text:c="4"/><text:tab/><text:tab/>create your build_directory : <text:span text:style-name="T16">mkdir $build_directory</text:span><text:tab/></text:p>
      <text:p text:style-name="P1"><text:s text:c="4"/><text:tab/><text:tab/>go inside your build directory : <text:span text:style-name="T16">cd $build_directory</text:span></text:p>
      <text:p text:style-name="P1"><text:span text:style-name="T16"><text:s text:c="3"/><text:tab/></text:span></text:p>
      <text:p text:style-name="P1"><text:s text:c="4"/><text:tab/><text:tab/>tape : <text:span text:style-name="T16">ccmake $path_to_the_src_directo</text:span><text:span text:style-name="T17">r</text:span><text:span text:style-name="T16">y</text:span></text:p>
      <text:p text:style-name="P1"><text:s text:c="4"/><text:tab/><text:tab/>set the different options :</text:p>
      <text:p text:style-name="P2"><text:tab/><text:tab/>for exa<text:tab/><text:span text:style-name="T29">mple :</text:span></text:p>
      <text:p text:style-name="P2"><text:tab/><text:tab/><text:tab/>-<text:span text:style-name="T29">set FAUST_USE_GPU to OFF </text:span></text:p>
      <text:p text:style-name="P2"><text:span text:style-name="T29"><text:tab/><text:tab/> <text:s/><text:tab/>if you don't have a NVIDIA Graphics Card</text:span></text:p>
      <text:p text:style-name="P2"><text:span text:style-name="T29"><text:tab/><text:tab/><text:tab/>-set FAUST_USE_OPENMP to OFF if you are under MAC-OS X</text:span></text:p>
      <text:p text:style-name="P2"><text:s text:c="3"/><text:tab/><text:tab/><text:tab/><text:span text:style-name="T29">tape c to configure</text:span></text:p>
      <text:p text:style-name="P2"><text:s text:c="2"/><text:tab/><text:tab/><text:tab/><text:span text:style-name="T29">and </text:span><text:span text:style-name="T18">make &amp;&amp; make insta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bellot</meta:initial-creator>
    <meta:creation-date>2016-06-24T11:10:47.228420923</meta:creation-date>
    <dc:date>2016-06-24T12:10:24.225691006</dc:date>
    <dc:creator>nicolas bellot</dc:creator>
    <meta:editing-duration>PT11M45S</meta:editing-duration>
    <meta:editing-cycles>1</meta:editing-cycles>
    <meta:document-statistic meta:table-count="0" meta:image-count="0" meta:object-count="0" meta:page-count="3" meta:paragraph-count="87" meta:word-count="544" meta:character-count="3842" meta:non-whitespace-character-count="3036"/>
    <meta:generator>LibreOffice/5.0.6.2$Linux_X86_64 LibreOffice_project/00$Build-2</meta:generator>
  </office:meta>
</office:document-meta>
</file>